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6.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FreeSans" fo:font-size="14pt" fo:letter-spacing="0.035cm" officeooo:rsid="0036a3a0" officeooo:paragraph-rsid="003ad658" style:font-size-asian="14pt" style:font-size-complex="14pt"/>
    </style:style>
    <style:style style:name="P2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officeooo:paragraph-rsid="003ad658"/>
    </style:style>
    <style:style style:name="P29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37" style:family="paragraph" style:parent-style-name="Table_20_Contents">
      <style:text-properties style:font-name="FreeSans" fo:font-size="14pt" style:font-size-asian="14pt" style:font-size-complex="14pt"/>
    </style:style>
    <style:style style:name="P38" style:family="paragraph" style:parent-style-name="Table_20_Contents">
      <style:text-properties style:font-name="FreeSans" fo:font-size="14pt" officeooo:rsid="00388103" officeooo:paragraph-rsid="00388103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officeooo:rsid="00388103" officeooo:paragraph-rsid="00388103" style:font-size-asian="14pt" style:font-size-complex="14pt"/>
    </style:style>
    <style:style style:name="P40" style:family="paragraph" style:parent-style-name="Table_20_Contents" style:list-style-name="L2">
      <style:paragraph-properties fo:line-height="150%" fo:text-align="start" style:justify-single-word="false"/>
      <style:text-properties style:font-name="FreeSans" fo:font-size="14pt" officeooo:rsid="005996cc" officeooo:paragraph-rsid="003ad658" style:font-size-asian="14pt" style:font-size-complex="14pt"/>
    </style:style>
    <style:style style:name="P41" style:family="paragraph" style:parent-style-name="Table_20_Contents" style:list-style-name="L2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42" style:family="paragraph" style:parent-style-name="Table_20_Contents" style:list-style-name="L2">
      <style:paragraph-properties fo:line-height="150%" fo:text-align="start" style:justify-single-word="false"/>
      <style:text-properties style:font-name="FreeSans" fo:font-size="14pt" officeooo:rsid="005ae420" officeooo:paragraph-rsid="003ad658" style:font-size-asian="14pt" style:font-size-complex="14pt"/>
    </style:style>
    <style:style style:name="P43" style:family="paragraph" style:parent-style-name="Table_20_Contents" style:list-style-name="L2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44" style:family="paragraph" style:parent-style-name="Table_20_Contents" style:list-style-name="L2">
      <style:paragraph-properties fo:line-height="150%" fo:text-align="start" style:justify-single-word="false"/>
      <style:text-properties style:font-name="FreeSans" fo:font-size="14pt" officeooo:rsid="0068d7b1" officeooo:paragraph-rsid="003ad658" style:font-size-asian="14pt" style:font-size-complex="14pt"/>
    </style:style>
    <style:style style:name="P45" style:family="paragraph">
      <loext:graphic-properties draw:fill-color="#2c3756"/>
    </style:style>
    <style:style style:name="P4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04b5f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officeooo:rsid="002c475a"/>
    </style:style>
    <style:style style:name="T6" style:family="text">
      <style:text-properties officeooo:rsid="002f1e74"/>
    </style:style>
    <style:style style:name="T7" style:family="text">
      <style:text-properties officeooo:rsid="0031d503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officeooo:rsid="008e0f60"/>
    </style:style>
    <style:style style:name="T10" style:family="text">
      <style:text-properties officeooo:rsid="0051323f"/>
    </style:style>
    <style:style style:name="T11" style:family="text">
      <style:text-properties officeooo:rsid="0054c533"/>
    </style:style>
    <style:style style:name="T12" style:family="text">
      <style:text-properties officeooo:rsid="008d048b"/>
    </style:style>
    <style:style style:name="T13" style:family="text">
      <style:text-properties officeooo:rsid="004f890a"/>
    </style:style>
    <style:style style:name="T14" style:family="text">
      <style:text-properties fo:color="#8eb015" fo:font-weight="bold" style:font-weight-asian="bold" style:font-weight-complex="bold"/>
    </style:style>
    <style:style style:name="T15" style:family="text">
      <style:text-properties style:font-name="FreeSans" fo:font-size="14pt" fo:letter-spacing="0.035cm" officeooo:rsid="004f890a" style:font-size-asian="14pt" style:font-size-complex="14pt"/>
    </style:style>
    <style:style style:name="T16" style:family="text">
      <style:text-properties style:font-name="FreeSans" fo:font-size="14pt" fo:letter-spacing="0.035cm" officeooo:rsid="0052741e" style:font-size-asian="14pt" style:font-size-complex="14pt"/>
    </style:style>
    <style:style style:name="T17" style:family="text">
      <style:text-properties style:font-name="FreeSans" fo:font-size="14pt" fo:letter-spacing="0.035cm" officeooo:rsid="0054c533" style:font-size-asian="14pt" style:font-size-complex="14pt"/>
    </style:style>
    <style:style style:name="T18" style:family="text">
      <style:text-properties style:font-name="FreeSans" fo:font-size="14pt" fo:letter-spacing="0.035cm" officeooo:rsid="004df41e" style:font-size-asian="14pt" style:font-size-complex="14pt"/>
    </style:style>
    <style:style style:name="T19" style:family="text">
      <style:text-properties style:font-name="FreeSans" fo:font-size="14pt" fo:letter-spacing="0.035cm" officeooo:rsid="0057455e" style:font-size-asian="14pt" style:font-size-complex="14pt"/>
    </style:style>
    <style:style style:name="T20" style:family="text">
      <style:text-properties fo:letter-spacing="0.035cm" officeooo:rsid="0057455e"/>
    </style:style>
    <style:style style:name="T21" style:family="text">
      <style:text-properties fo:letter-spacing="0.035cm" officeooo:rsid="00a2e366"/>
    </style:style>
    <style:style style:name="T22" style:family="text">
      <style:text-properties fo:letter-spacing="0.035cm" officeooo:rsid="00a4d979"/>
    </style:style>
    <style:style style:name="T23" style:family="text">
      <style:text-properties fo:letter-spacing="0.035cm" officeooo:rsid="00ab1bfe"/>
    </style:style>
    <style:style style:name="T24" style:family="text">
      <style:text-properties fo:letter-spacing="0.035cm" officeooo:rsid="005d2daf"/>
    </style:style>
    <style:style style:name="T25" style:family="text">
      <style:text-properties officeooo:rsid="0086f6a3"/>
    </style:style>
    <style:style style:name="T26" style:family="text">
      <style:text-properties officeooo:rsid="0084bd60"/>
    </style:style>
    <style:style style:name="T27" style:family="text">
      <style:text-properties fo:font-style="normal" fo:text-shadow="none" style:text-underline-style="none" style:font-style-asian="normal" style:font-style-complex="normal"/>
    </style:style>
    <style:style style:name="T28" style:family="text">
      <style:text-properties fo:font-style="normal" fo:text-shadow="none" style:text-underline-style="none" officeooo:rsid="0068e562" style:font-style-asian="normal" style:font-style-complex="normal"/>
    </style:style>
    <style:style style:name="T2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4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4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6">Modelo de casos de uso</text:p>
      <text:p text:style-name="P12"><draw:frame draw:style-name="fr2" draw:name="Image1" text:anchor-type="as-char" svg:width="14.6cm" svg:height="6.6cm" draw:z-index="11"><draw:image xlink:href="Pictures/1000020100000226000000FA9C3F27F97A3CB667.png" xlink:type="simple" xlink:show="embed" xlink:actuate="onLoad" loext:mime-type="image/png"/></draw:frame></text:p>
      <text:p text:style-name="P13"><text:span text:style-name="T6">Proyecto </text:span>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17">Cinthia Lima y Ariel Machini</text:p>
      <text:p text:style-name="P8"/>
      <text:p text:style-name="P11">Fecha de redacción</text:p>
      <text:p text:style-name="P8"><text:span text:style-name="T7">26</text:span>/<text:span text:style-name="T7">09</text:span>/<text:span text:style-name="T7">2017</text:span></text:p>
      <text:p text:style-name="P14"><draw:custom-shape text:anchor-type="paragraph" draw:z-index="1" draw:name="Shape1" draw:style-name="gr2" draw:text-style-name="P4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8" svg:width="6.501cm" svg:height="18.5cm" svg:x="0.499cm" svg:y="0.75cm"><draw:text-box><text:p text:style-name="P47"><text:span text:style-name="T29">El modelo de casos de </text:span><text:span text:style-name="T29">uso describe la </text:span><text:span text:style-name="T29">funcionalidad propuesta </text:span><text:span text:style-name="T29">del nuevo sistema.</text:span></text:p><text:p text:style-name="P47"><text:span text:style-name="T29">Este modelo se basa en </text:span><text:span text:style-name="T29">la descripción de </text:span><text:span text:style-name="T29">elementos o usuarios </text:span><text:span text:style-name="T29">externos al sistema </text:span><text:span text:style-name="T29">(actores) y de la </text:span><text:span text:style-name="T29">funcionalidad del sistema </text:span><text:span text:style-name="T29">(casos de <text:s/>uso).</text:span></text:p><text:p text:style-name="P47"><text:span text:style-name="T29">Un modelo de casos de </text:span><text:span text:style-name="T29">uso describe los </text:span><text:span text:style-name="T29">requerimientos </text:span><text:span text:style-name="T29">funcionales de un actor </text:span><text:span text:style-name="T29">en términos de las </text:span><text:span text:style-name="T29">interacciones. Este </text:span><text:span text:style-name="T29">modelo presenta el </text:span><text:span text:style-name="T29">sistema desde la </text:span><text:span text:style-name="T29">perspectiva del usuario.</text:span></text:p></draw:text-box></draw:frame></text:p>
      <text:p text:style-name="P15">Índice</text:p>
      <text:p text:style-name="P9"/>
      <text:p text:style-name="P9">Aquí va el índice <text:span text:style-name="T4">(se debería insertar al final)</text:span>.</text:p>
      <text:p text:style-name="P36">Modelo de casos de uso</text:p>
      <text:p text:style-name="P10"/>
      <text:p text:style-name="P18"><text:span text:style-name="T8">Requerimientos</text:span></text:p>
      <text:p text:style-name="P22"><text:span text:style-name="T14">Requerimientos funcionales</text:span></text:p>
      <text:list xml:id="list2737320346" text:style-name="L2">
        <text:list-item>
          <text:p text:style-name="P28"><text:span text:style-name="T15">El sistema deberá permitir rellenar formularios a los diferentes usuarios y enviarlos.</text:span></text:p>
        </text:list-item>
        <text:list-item>
          <text:p text:style-name="P28"><text:span text:style-name="T16">El sistema deberá permitir que </text:span><text:span text:style-name="T17">cualquier usuario con los permisos necesarios cree formularios para el área que está administrando.</text:span></text:p>
        </text:list-item>
        <text:list-item>
          <text:p text:style-name="P28"><text:span text:style-name="T16">El sistema deberá permitir que </text:span><text:span text:style-name="T17">cualquier usuario con los permisos necesarios modifique formularios para el áreas que está administrando.</text:span></text:p>
        </text:list-item>
        <text:list-item>
          <text:p text:style-name="P28"><text:span text:style-name="T16">El sistema deberá permitir que </text:span><text:span text:style-name="T17">cualquier usuario con los permisos necesarios borre formularios para el área que está administrando.</text:span></text:p>
        </text:list-item>
        <text:list-item>
          <text:p text:style-name="P28"><text:span text:style-name="T18">El sistema deberá permitir iniciar sesión </text:span><text:span text:style-name="T17">utilizando el </text:span><text:span text:style-name="T18">correo institucional </text:span><text:span text:style-name="T17">de la unidad académica</text:span><text:span text:style-name="T18">.</text:span></text:p>
        </text:list-item>
        <text:list-item>
          <text:p text:style-name="P28"><text:span text:style-name="T19">El sistema deberá permitir a quien cree formularios decidir por cuánto tiempo estará disponible su formulario.</text:span></text:p>
        </text:list-item>
        <text:list-item>
          <text:p text:style-name="P40"><text:span text:style-name="T20">El sistema deberá permitir restringir el público objetivo de los formularios que se creen según sea necesario.</text:span></text:p>
        </text:list-item>
        <text:list-item>
          <text:p text:style-name="P41"><text:span text:style-name="T20">El sistema deberá permitir al administrador del sistema </text:span><text:span text:style-name="T21">agregar un gestor de formularios.</text:span></text:p>
        </text:list-item>
        <text:list-item>
          <text:p text:style-name="P41"><text:soft-page-break/><text:span text:style-name="T21">El sistema deberá permitir al administrador del sistema eliminar un gestor de formularios.</text:span></text:p>
        </text:list-item>
        <text:list-item>
          <text:p text:style-name="P41"><text:span text:style-name="T21">El sistema deberá permitir al administrador del sistema </text:span><text:span text:style-name="T22">modificar los datos del gestor de formularios.</text:span></text:p>
        </text:list-item>
        <text:list-item>
          <text:p text:style-name="P41"><text:span text:style-name="T22">El sistema deberá permitir al administrador del sistema </text:span><text:span text:style-name="T23">definir un limite de creación de formularios para cada gestor de formularios.</text:span></text:p>
        </text:list-item>
        <text:list-item>
          <text:p text:style-name="P42"><text:span text:style-name="T23">El sistema deberá permitir a quien cree formularios decidir a qué dirección de correo electrónico se van a enviar las respuestas de los mismos.</text:span></text:p>
        </text:list-item>
        <text:list-item>
          <text:p text:style-name="P43"><text:span text:style-name="T23">El sistema deberá mostrar una vista distinta que se adapte a cada tipo de usuario </text:span><text:span text:style-name="T24">según sus permisos.</text:span></text:p>
        </text:list-item>
        <text:list-item>
          <text:p text:style-name="P44"><text:span text:style-name="T24">El sistema deberá permitir filtrar formularios por nombre.</text:span></text:p>
        </text:list-item>
      </text:list>
      <text:p text:style-name="P25"/>
      <text:p text:style-name="P26">Requerimientos no funcionales</text:p>
      <text:list xml:id="list3194720654" text:style-name="L3">
        <text:list-item>
          <text:p text:style-name="P29">El sistema deberá ser desarrollado utilizando Ionic framework.</text:p>
        </text:list-item>
        <text:list-item>
          <text:p text:style-name="P31">El sistema deberá seguir el patrón de diseño <text:span text:style-name="T25">utilizado en UARGFlow</text:span>.</text:p>
        </text:list-item>
        <text:list-item>
          <text:p text:style-name="P32">El sistema deberá <text:span text:style-name="T26">ser una aplicación móvil basada en web.</text:span></text:p>
        </text:list-item>
        <text:list-item>
          <text:p text:style-name="P33">El sistema deberá admitir iniciar sesión con el correo institucional.</text:p>
        </text:list-item>
        <text:list-item>
          <text:p text:style-name="P34">El sistema deberá adoptar los colores utilizados en la página web de la UARG para la parte web.</text:p>
        </text:list-item>
        <text:list-item>
          <text:p text:style-name="P35"><text:span text:style-name="T28">La interfaz del sistema deberá </text:span><text:span text:style-name="T27">ser amigable para el usuario.</text:span></text:p>
        </text:list-item>
        <text:list-item>
          <text:p text:style-name="P30"><text:soft-page-break/>El sistema deberá permitir acceder a las funciones administrativas sólo a usuarios identificados con dichos permisos.</text:p>
        </text:list-item>
      </text:list>
      <text:p text:style-name="P19"/>
      <text:p text:style-name="P23">Actores</text:p>
      <text:p text:style-name="P20">Acá va <text:span text:style-name="T5">más</text:span> contenido.</text:p>
      <text:p text:style-name="P20"/>
      <text:p text:style-name="P26">Actor 1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9">Actor</text:p>
          </table:table-cell>
          <table:table-cell table:style-name="Table1.A1" office:value-type="string">
            <text:p text:style-name="P39">&lt;&lt;&lt;Nombre del actor&gt;&gt;</text:p>
          </table:table-cell>
          <table:table-cell table:style-name="Table1.C1" office:value-type="string">
            <text:p text:style-name="P39">&lt;&lt;Identificador&gt;&gt;</text:p>
          </table:table-cell>
        </table:table-row>
        <table:table-row>
          <table:table-cell table:style-name="Table1.A2" office:value-type="string">
            <text:p text:style-name="P38">Descripción</text:p>
          </table:table-cell>
          <table:table-cell table:style-name="Table1.B2" table:number-columns-spanned="2" office:value-type="string">
            <text:p text:style-name="P38">&lt;&lt;Una breve descripcion</text:p>
          </table:table-cell>
          <table:covered-table-cell/>
        </table:table-row>
        <table:table-row>
          <table:table-cell table:style-name="Table1.A2" office:value-type="string">
            <text:p text:style-name="P38">Características</text:p>
          </table:table-cell>
          <table:table-cell table:style-name="Table1.B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1.A2" office:value-type="string">
            <text:p text:style-name="P38">Relaciones</text:p>
          </table:table-cell>
          <table:table-cell table:style-name="Table1.B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1.A2" office:value-type="string">
            <text:p text:style-name="P38">Referencias</text:p>
          </table:table-cell>
          <table:table-cell table:style-name="Table1.B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1.A2" office:value-type="string">
            <text:p text:style-name="P38">Comentarios</text:p>
          </table:table-cell>
          <table:table-cell table:style-name="Table1.B2" table:number-columns-spanned="2" office:value-type="string">
            <text:p text:style-name="P37"/>
          </table:table-cell>
          <table:covered-table-cell/>
        </table:table-row>
      </table:table>
      <text:p text:style-name="P19"/>
      <text:p text:style-name="P23"/>
      <text:p text:style-name="P26">Actor 2</text:p>
      <text:p text:style-name="P19">Acá va el contenido.</text:p>
      <text:p text:style-name="P19"/>
      <text:p text:style-name="P23">Casos de uso</text:p>
      <text:p text:style-name="P19">Acá va <text:span text:style-name="T5">más</text:span> contenido.</text:p>
      <text:p text:style-name="P19"/>
      <text:p text:style-name="P26">Caso de uso 1</text:p>
      <text:p text:style-name="P19">Acá va el contenido.</text:p>
      <text:p text:style-name="P23"/>
      <text:p text:style-name="P23">Diagrama de casos de uso</text:p>
      <text:p text:style-name="P19">Acá va <text:span text:style-name="T5">más</text:span> contenido.</text:p>
      <text:p text:style-name="P19"><text:soft-page-break/></text:p>
      <text:p text:style-name="P27">Diagramas de casos de uso</text:p>
      <text:p text:style-name="P19">Acá va el contenido.</text:p>
      <text:p text:style-name="P19"/>
      <text:p text:style-name="P27">Diagrama de paquetes</text:p>
      <text:p text:style-name="P21">Acá va el contenido.</text:p>
      <text:p text:style-name="P24"/>
      <text:p text:style-name="P27">Diagrama de componentes</text:p>
      <text:p text:style-name="P21">Acá va el contenido.</text:p>
      <text:p text:style-name="P24"/>
      <text:p text:style-name="P27">Diagrama de clases</text:p>
      <text:p text:style-name="P21">Acá va el contenido.</text:p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7</text:page-number><text:s/>DE <text:page-count>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26T20:53:40.875265947</dc:date>
    <meta:editing-duration>PT3H34M32S</meta:editing-duration>
    <meta:editing-cycles>32</meta:editing-cycles>
    <meta:generator>LibreOffice/5.4.1.2$Linux_X86_64 LibreOffice_project/ea7cb86e6eeb2bf3a5af73a8f7777ac570321527</meta:generator>
    <meta:document-statistic meta:table-count="3" meta:image-count="3" meta:object-count="0" meta:page-count="7" meta:paragraph-count="74" meta:word-count="497" meta:character-count="3052" meta:non-whitespace-character-count="2644"/>
  </office:meta>
</office:document-meta>
</file>